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margin-top="0.1041in" fo:margin-bottom="0.1041in"/>
    </style:style>
    <style:style style:name="P2" style:parent-style-name="Título2" style:family="paragraph">
      <style:paragraph-properties fo:margin-top="0.1041in" fo:margin-bottom="0.1041in"/>
    </style:style>
    <style:style style:name="T3" style:parent-style-name="Fuentedepárrafopredeter." style:family="text">
      <style:text-properties style:letter-kerning="false"/>
    </style:style>
    <style:style style:name="P4" style:parent-style-name="Título3" style:family="paragraph">
      <style:paragraph-properties fo:margin-top="0.1041in" fo:margin-bottom="0.1041in"/>
    </style:style>
    <style:style style:name="T5" style:parent-style-name="Fuentedepárrafopredeter." style:family="text">
      <style:text-properties fo:color="#0000CD"/>
    </style:style>
    <style:style style:name="T6" style:parent-style-name="Fuentedepárrafopredeter." style:family="text">
      <style:text-properties fo:color="#000000"/>
    </style:style>
    <style:style style:name="T7" style:parent-style-name="Fuentedepárrafopredeter." style:family="text">
      <style:text-properties fo:color="#FF5500"/>
    </style:style>
    <style:style style:name="T8" style:parent-style-name="Fuentedepárrafopredeter." style:family="text">
      <style:text-properties fo:color="#000000"/>
    </style:style>
    <style:style style:name="P9" style:parent-style-name="Título2" style:family="paragraph">
      <style:paragraph-properties fo:margin-top="0.1041in" fo:margin-bottom="0.1041in"/>
    </style:style>
    <style:style style:name="T10" style:parent-style-name="Fuentedepárrafopredeter." style:family="text">
      <style:text-properties style:letter-kerning="false"/>
    </style:style>
    <style:style style:name="P11" style:parent-style-name="Título3" style:family="paragraph">
      <style:paragraph-properties fo:margin-top="0.1041in" fo:margin-bottom="0.1041in"/>
    </style:style>
    <style:style style:name="T12" style:parent-style-name="Fuentedepárrafopredeter." style:family="text">
      <style:text-properties fo:color="#0000CD"/>
    </style:style>
    <style:style style:name="T13" style:parent-style-name="Fuentedepárrafopredeter." style:family="text">
      <style:text-properties fo:color="#000000"/>
    </style:style>
    <style:style style:name="T14" style:parent-style-name="Fuentedepárrafopredeter." style:family="text">
      <style:text-properties fo:color="#FF5500"/>
    </style:style>
    <style:style style:name="T15" style:parent-style-name="Fuentedepárrafopredeter." style:family="text">
      <style:text-properties fo:color="#000000"/>
    </style:style>
    <style:style style:name="P16" style:parent-style-name="Título2" style:family="paragraph">
      <style:paragraph-properties fo:margin-top="0.1041in" fo:margin-bottom="0.1041in"/>
    </style:style>
    <style:style style:name="T17" style:parent-style-name="Fuentedepárrafopredeter." style:family="text">
      <style:text-properties style:letter-kerning="false"/>
    </style:style>
    <style:style style:name="P18" style:parent-style-name="Título3" style:family="paragraph">
      <style:paragraph-properties fo:margin-top="0.1041in" fo:margin-bottom="0.1041in"/>
    </style:style>
    <style:style style:name="T19" style:parent-style-name="Fuentedepárrafopredeter." style:family="text">
      <style:text-properties fo:color="#0000CD"/>
    </style:style>
    <style:style style:name="T20" style:parent-style-name="Fuentedepárrafopredeter." style:family="text">
      <style:text-properties fo:color="#000000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fo:color="#FF5500"/>
    </style:style>
    <style:style style:name="T23" style:parent-style-name="Fuentedepárrafopredeter." style:family="text">
      <style:text-properties fo:color="#FF5500"/>
    </style:style>
    <style:style style:name="T24" style:parent-style-name="Fuentedepárrafopredeter." style:family="text">
      <style:text-properties fo:color="#FF5500"/>
    </style:style>
    <style:style style:name="T25" style:parent-style-name="Fuentedepárrafopredeter." style:family="text">
      <style:text-properties fo:color="#FF5500"/>
    </style:style>
    <style:style style:name="T26" style:parent-style-name="Fuentedepárrafopredeter." style:family="text">
      <style:text-properties fo:color="#FF5500"/>
    </style:style>
    <style:style style:name="T27" style:parent-style-name="Fuentedepárrafopredeter." style:family="text">
      <style:text-properties fo:color="#FF5500"/>
    </style:style>
    <style:style style:name="T28" style:parent-style-name="Fuentedepárrafopredeter." style:family="text">
      <style:text-properties fo:color="#FF5500"/>
    </style:style>
    <style:style style:name="T29" style:parent-style-name="Fuentedepárrafopredeter." style:family="text">
      <style:text-properties fo:color="#000000"/>
    </style:style>
    <style:style style:name="P30" style:parent-style-name="Título2" style:family="paragraph">
      <style:paragraph-properties fo:margin-top="0.1041in" fo:margin-bottom="0.1041in"/>
    </style:style>
    <style:style style:name="P31" style:parent-style-name="Textbody" style:family="paragraph">
      <style:paragraph-properties fo:margin-bottom="0in"/>
      <style:text-properties fo:color="#000000"/>
    </style:style>
    <style:style style:name="P32" style:parent-style-name="Título2" style:family="paragraph">
      <style:paragraph-properties fo:margin-top="0.1041in" fo:margin-bottom="0.1041in"/>
    </style:style>
    <style:style style:name="T33" style:parent-style-name="Fuentedepárrafopredeter." style:family="text">
      <style:text-properties style:letter-kerning="false"/>
    </style:style>
    <style:style style:name="P34" style:parent-style-name="Título3" style:family="paragraph">
      <style:paragraph-properties fo:margin-top="0.1041in" fo:margin-bottom="0.1041in"/>
    </style:style>
    <style:style style:name="T35" style:parent-style-name="Fuentedepárrafopredeter." style:family="text">
      <style:text-properties fo:color="#0000CD"/>
    </style:style>
    <style:style style:name="T36" style:parent-style-name="Fuentedepárrafopredeter." style:family="text">
      <style:text-properties fo:color="#000000"/>
    </style:style>
    <style:style style:name="T37" style:parent-style-name="Fuentedepárrafopredeter." style:family="text">
      <style:text-properties fo:color="#A52A2A"/>
    </style:style>
    <style:style style:name="T38" style:parent-style-name="Fuentedepárrafopredeter." style:family="text">
      <style:text-properties fo:color="#000000"/>
    </style:style>
    <style:style style:name="T39" style:parent-style-name="Fuentedepárrafopredeter." style:family="text">
      <style:text-properties fo:color="#000000"/>
    </style:style>
    <style:style style:name="T40" style:parent-style-name="Fuentedepárrafopredeter." style:family="text">
      <style:text-properties fo:color="#0000CD"/>
    </style:style>
    <style:style style:name="T41" style:parent-style-name="Fuentedepárrafopredeter." style:family="text">
      <style:text-properties fo:color="#000000"/>
    </style:style>
    <style:style style:name="T42" style:parent-style-name="Fuentedepárrafopredeter." style:family="text">
      <style:text-properties fo:color="#A52A2A"/>
    </style:style>
    <style:style style:name="T43" style:parent-style-name="Fuentedepárrafopredeter." style:family="text">
      <style:text-properties fo:color="#000000"/>
    </style:style>
    <style:style style:name="T44" style:parent-style-name="Fuentedepárrafopredeter." style:family="text">
      <style:text-properties fo:color="#000000"/>
    </style:style>
    <style:style style:name="T45" style:parent-style-name="Fuentedepárrafopredeter." style:family="text">
      <style:text-properties fo:color="#000000"/>
    </style:style>
    <style:style style:name="T46" style:parent-style-name="Fuentedepárrafopredeter." style:family="text">
      <style:text-properties fo:color="#0000CD"/>
    </style:style>
    <style:style style:name="T47" style:parent-style-name="Fuentedepárrafopredeter." style:family="text">
      <style:text-properties fo:color="#000000"/>
    </style:style>
    <style:style style:name="T48" style:parent-style-name="Fuentedepárrafopredeter." style:family="text">
      <style:text-properties fo:color="#FF5500"/>
    </style:style>
    <style:style style:name="T49" style:parent-style-name="Fuentedepárrafopredeter." style:family="text">
      <style:text-properties fo:color="#000000"/>
    </style:style>
    <style:style style:name="P50" style:parent-style-name="Título2" style:family="paragraph">
      <style:paragraph-properties fo:margin-top="0.1041in" fo:margin-bottom="0.1041in"/>
    </style:style>
    <style:style style:name="T51" style:parent-style-name="Fuentedepárrafopredeter." style:family="text">
      <style:text-properties style:letter-kerning="false"/>
    </style:style>
    <style:style style:name="P52" style:parent-style-name="Título3" style:family="paragraph">
      <style:paragraph-properties fo:margin-top="0.1041in" fo:margin-bottom="0.1041in"/>
    </style:style>
    <style:style style:name="T53" style:parent-style-name="Fuentedepárrafopredeter." style:family="text">
      <style:text-properties fo:color="#0000CD"/>
    </style:style>
    <style:style style:name="T54" style:parent-style-name="Fuentedepárrafopredeter." style:family="text">
      <style:text-properties fo:color="#000000"/>
    </style:style>
    <style:style style:name="T55" style:parent-style-name="Fuentedepárrafopredeter." style:family="text">
      <style:text-properties fo:color="#FF0000"/>
    </style:style>
    <style:style style:name="T56" style:parent-style-name="Fuentedepárrafopredeter." style:family="text">
      <style:text-properties fo:color="#000000"/>
    </style:style>
    <style:style style:name="T57" style:parent-style-name="Fuentedepárrafopredeter." style:family="text">
      <style:text-properties fo:color="#000000"/>
    </style:style>
    <style:style style:name="T58" style:parent-style-name="Fuentedepárrafopredeter." style:family="text">
      <style:text-properties fo:color="#0000CD"/>
    </style:style>
    <style:style style:name="T59" style:parent-style-name="Fuentedepárrafopredeter." style:family="text">
      <style:text-properties fo:color="#000000"/>
    </style:style>
    <style:style style:name="T60" style:parent-style-name="Fuentedepárrafopredeter." style:family="text">
      <style:text-properties fo:color="#FF0000"/>
    </style:style>
    <style:style style:name="T61" style:parent-style-name="Fuentedepárrafopredeter." style:family="text">
      <style:text-properties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CD"/>
    </style:style>
    <style:style style:name="T65" style:parent-style-name="Fuentedepárrafopredeter." style:family="text">
      <style:text-properties fo:color="#000000"/>
    </style:style>
    <style:style style:name="T66" style:parent-style-name="Fuentedepárrafopredeter." style:family="text">
      <style:text-properties fo:color="#FF5500"/>
    </style:style>
    <style:style style:name="T67" style:parent-style-name="Fuentedepárrafopredeter." style:family="text">
      <style:text-properties fo:color="#000000"/>
    </style:style>
    <style:style style:name="P68" style:parent-style-name="Título2" style:family="paragraph">
      <style:paragraph-properties fo:margin-top="0.1041in" fo:margin-bottom="0.1041in"/>
    </style:style>
    <style:style style:name="T69" style:parent-style-name="Fuentedepárrafopredeter." style:family="text">
      <style:text-properties style:letter-kerning="false"/>
    </style:style>
    <style:style style:name="P70" style:parent-style-name="Título3" style:family="paragraph">
      <style:paragraph-properties fo:margin-top="0.1041in" fo:margin-bottom="0.1041in"/>
    </style:style>
    <style:style style:name="T71" style:parent-style-name="Fuentedepárrafopredeter." style:family="text">
      <style:text-properties fo:color="#0000CD"/>
    </style:style>
    <style:style style:name="T72" style:parent-style-name="Fuentedepárrafopredeter." style:family="text">
      <style:text-properties fo:color="#000000"/>
    </style:style>
    <style:style style:name="T73" style:parent-style-name="Fuentedepárrafopredeter." style:family="text">
      <style:text-properties fo:color="#A52A2A"/>
    </style:style>
    <style:style style:name="T74" style:parent-style-name="Fuentedepárrafopredeter." style:family="text">
      <style:text-properties fo:color="#000000"/>
    </style:style>
    <style:style style:name="T75" style:parent-style-name="Fuentedepárrafopredeter." style:family="text">
      <style:text-properties fo:color="#000000"/>
    </style:style>
    <style:style style:name="T76" style:parent-style-name="Fuentedepárrafopredeter." style:family="text">
      <style:text-properties fo:color="#0000CD"/>
    </style:style>
    <style:style style:name="T77" style:parent-style-name="Fuentedepárrafopredeter." style:family="text">
      <style:text-properties fo:color="#000000"/>
    </style:style>
    <style:style style:name="T78" style:parent-style-name="Fuentedepárrafopredeter." style:family="text">
      <style:text-properties fo:color="#A52A2A"/>
    </style:style>
    <style:style style:name="T79" style:parent-style-name="Fuentedepárrafopredeter." style:family="text">
      <style:text-properties fo:color="#000000"/>
    </style:style>
    <style:style style:name="T80" style:parent-style-name="Fuentedepárrafopredeter." style:family="text">
      <style:text-properties fo:color="#A52A2A"/>
    </style:style>
    <style:style style:name="T81" style:parent-style-name="Fuentedepárrafopredeter." style:family="text">
      <style:text-properties fo:color="#000000"/>
    </style:style>
    <style:style style:name="T82" style:parent-style-name="Fuentedepárrafopredeter." style:family="text">
      <style:text-properties fo:color="#A52A2A"/>
    </style:style>
    <style:style style:name="T83" style:parent-style-name="Fuentedepárrafopredeter." style:family="text">
      <style:text-properties fo:color="#000000"/>
    </style:style>
    <style:style style:name="T84" style:parent-style-name="Fuentedepárrafopredeter." style:family="text">
      <style:text-properties fo:color="#000000"/>
    </style:style>
    <style:style style:name="T85" style:parent-style-name="Fuentedepárrafopredeter." style:family="text">
      <style:text-properties fo:color="#000000"/>
    </style:style>
    <style:style style:name="T86" style:parent-style-name="Fuentedepárrafopredeter." style:family="text">
      <style:text-properties fo:color="#0000CD"/>
    </style:style>
    <style:style style:name="T87" style:parent-style-name="Fuentedepárrafopredeter." style:family="text">
      <style:text-properties fo:color="#000000"/>
    </style:style>
    <style:style style:name="T88" style:parent-style-name="Fuentedepárrafopredeter." style:family="text">
      <style:text-properties fo:color="#FF5500"/>
    </style:style>
    <style:style style:name="T89" style:parent-style-name="Fuentedepárrafopredeter." style:family="text">
      <style:text-properties fo:color="#000000"/>
    </style:style>
    <style:style style:name="T90" style:parent-style-name="Fuentedepárrafopredeter." style:family="text">
      <style:text-properties fo:color="#000000"/>
    </style:style>
    <style:style style:name="T91" style:parent-style-name="Fuentedepárrafopredeter." style:family="text">
      <style:text-properties fo:color="#0000CD"/>
    </style:style>
    <style:style style:name="T92" style:parent-style-name="Fuentedepárrafopredeter." style:family="text">
      <style:text-properties fo:color="#000000"/>
    </style:style>
    <style:style style:name="T93" style:parent-style-name="Fuentedepárrafopredeter." style:family="text">
      <style:text-properties fo:color="#0000CD"/>
    </style:style>
    <style:style style:name="T94" style:parent-style-name="Fuentedepárrafopredeter." style:family="text">
      <style:text-properties fo:color="#000000"/>
    </style:style>
    <style:style style:name="T95" style:parent-style-name="Fuentedepárrafopredeter." style:family="text">
      <style:text-properties fo:color="#000000"/>
    </style:style>
    <style:style style:name="T96" style:parent-style-name="Fuentedepárrafopredeter." style:family="text">
      <style:text-properties fo:color="#000000"/>
    </style:style>
    <style:style style:name="T97" style:parent-style-name="Fuentedepárrafopredeter." style:family="text">
      <style:text-properties fo:color="#FF5500"/>
    </style:style>
    <style:style style:name="T98" style:parent-style-name="Fuentedepárrafopredeter." style:family="text">
      <style:text-properties fo:color="#FF5500"/>
    </style:style>
    <style:style style:name="T99" style:parent-style-name="Fuentedepárrafopredeter." style:family="text">
      <style:text-properties fo:color="#000000"/>
    </style:style>
    <style:style style:name="T100" style:parent-style-name="Fuentedepárrafopredeter." style:family="text">
      <style:text-properties fo:color="#000000"/>
    </style:style>
    <style:style style:name="T101" style:parent-style-name="Fuentedepárrafopredeter." style:family="text">
      <style:text-properties fo:color="#000000"/>
    </style:style>
    <style:style style:name="T102" style:parent-style-name="Fuentedepárrafopredeter." style:family="text">
      <style:text-properties fo:color="#000000"/>
    </style:style>
    <style:style style:name="T103" style:parent-style-name="Fuentedepárrafopredeter." style:family="text">
      <style:text-properties fo:color="#000000"/>
    </style:style>
    <style:style style:name="T104" style:parent-style-name="Fuentedepárrafopredeter." style:family="text">
      <style:text-properties fo:color="#000000"/>
    </style:style>
    <style:style style:name="T105" style:parent-style-name="Fuentedepárrafopredeter." style:family="text">
      <style:text-properties fo:color="#FF5500"/>
    </style:style>
    <style:style style:name="T106" style:parent-style-name="Fuentedepárrafopredeter." style:family="text">
      <style:text-properties fo:color="#000000"/>
    </style:style>
    <style:style style:name="P107" style:parent-style-name="Título2" style:family="paragraph">
      <style:paragraph-properties fo:margin-top="0.1041in" fo:margin-bottom="0.1041in"/>
    </style:style>
  </office:automatic-styles>
  <office:body>
    <office:text text:use-soft-page-breaks="true">
      <text:h text:style-name="P1" text:outline-level="1">Cadenas de<text:s/>literales<text:s/>(Template String) de JavaScript</text:h>
      <text:h text:style-name="P2" text:outline-level="2">Sintaxis de Back-Tics</text:h>
      <text:p text:style-name="Textbody">Las<text:s/><text:span text:style-name="T3">Template Strings<text:s/></text:span>utilizan comillas invertidas (``) en lugar de comillas ("") para definir una cadena:</text:p>
      <text:h text:style-name="P4" text:outline-level="3">Ejemplo</text:h>
      <text:p text:style-name="Textbody"><text:span text:style-name="T5">let</text:span><text:span text:style-name="T6"> text = </text:span><text:span text:style-name="T7">`Hello World!`</text:span><text:span text:style-name="T8">;</text:span></text:p>
      <text:p text:style-name="Textbody"><text:s/></text:p>
      <text:p text:style-name="HorizontalLine"/>
      <text:h text:style-name="P9" text:outline-level="2">Comillas dentro de cadenas</text:h>
      <text:p text:style-name="Textbody">Las<text:s/><text:span text:style-name="T10">Template Strings<text:s/></text:span>permiten comillas simples y dobles dentro de una cadena:</text:p>
      <text:h text:style-name="P11" text:outline-level="3">Ejemplo</text:h>
      <text:p text:style-name="Textbody"><text:span text:style-name="T12">let</text:span><text:span text:style-name="T13"> text = </text:span><text:span text:style-name="T14">`He's often called "Johnny"`</text:span><text:span text:style-name="T15">;</text:span></text:p>
      <text:p text:style-name="Textbody"><text:s/></text:p>
      <text:p text:style-name="HorizontalLine"/>
      <text:h text:style-name="P16" text:outline-level="2">Cadenas multilínea</text:h>
      <text:p text:style-name="Textbody">Las<text:s/><text:span text:style-name="T17">Template Strings<text:s/></text:span>permiten cadenas multilínea:</text:p>
      <text:h text:style-name="P18" text:outline-level="3">Ejemplo</text:h>
      <text:p text:style-name="Textbody"><text:span text:style-name="T19">let</text:span><text:span text:style-name="T20"> text =</text:span><text:span text:style-name="T21"><text:line-break/></text:span><text:span text:style-name="T22">`The quick</text:span><text:span text:style-name="T23"><text:line-break/></text:span><text:span text:style-name="T24">brown fox</text:span><text:span text:style-name="T25"><text:line-break/></text:span><text:span text:style-name="T26">jumps over</text:span><text:span text:style-name="T27"><text:line-break/></text:span><text:span text:style-name="T28">the lazy dog`</text:span><text:span text:style-name="T29">;</text:span></text:p>
      <text:p text:style-name="Textbody"><text:s/></text:p>
      <text:p text:style-name="HorizontalLine"/>
      <text:h text:style-name="P30" text:outline-level="2">Interpolación</text:h>
      <text:p text:style-name="Textbody">Template String proporciona una manera sencilla de interpolar variables y expresiones en cadenas.</text:p>
      <text:p text:style-name="Textbody">El método se llama interpolación de cadenas.</text:p>
      <text:p text:style-name="Textbody">La sintaxis<text:s/>es:</text:p>
      <text:p text:style-name="P31">${...}</text:p>
      <text:p text:style-name="HorizontalLine"/>
      <text:soft-page-break/>
      <text:h text:style-name="P32" text:outline-level="2">Sustituciones de variables</text:h>
      <text:p text:style-name="Textbody">Las<text:s/><text:span text:style-name="T33">Template Strings<text:s/></text:span>permiten variables en cadenas:</text:p>
      <text:h text:style-name="P34" text:outline-level="3">Ejemplo</text:h>
      <text:p text:style-name="Textbody"><text:span text:style-name="T35">let</text:span><text:span text:style-name="T36"> firstName = </text:span><text:span text:style-name="T37">"John"</text:span><text:span text:style-name="T38">;</text:span><text:span text:style-name="T39"><text:line-break/></text:span><text:span text:style-name="T40">let</text:span><text:span text:style-name="T41"> lastName = </text:span><text:span text:style-name="T42">"Doe"</text:span><text:span text:style-name="T43">;</text:span><text:span text:style-name="T44"><text:line-break/></text:span><text:span text:style-name="T45"><text:line-break/></text:span><text:span text:style-name="T46">let</text:span><text:span text:style-name="T47"> text = </text:span><text:span text:style-name="T48">`Welcome ${firstName}, ${lastName}!`</text:span><text:span text:style-name="T49">;</text:span></text:p>
      <text:p text:style-name="Textbody"><text:s/></text:p>
      <text:p text:style-name="Textbody">La sustitución automática de variables por valores reales se denomina interpolación de cadenas .</text:p>
      <text:p text:style-name="HorizontalLine"/>
      <text:h text:style-name="P50" text:outline-level="2">Sustitución de expresiones</text:h>
      <text:p text:style-name="Textbody">Las<text:s/><text:span text:style-name="T51">Template Strings<text:s/></text:span>permiten expresiones en cadenas:</text:p>
      <text:h text:style-name="P52" text:outline-level="3">Ejemplo</text:h>
      <text:p text:style-name="Textbody"><text:span text:style-name="T53">let</text:span><text:span text:style-name="T54"> price = </text:span><text:span text:style-name="T55">10</text:span><text:span text:style-name="T56">;</text:span><text:span text:style-name="T57"><text:line-break/></text:span><text:span text:style-name="T58">let</text:span><text:span text:style-name="T59"> VAT = </text:span><text:span text:style-name="T60">0.25</text:span><text:span text:style-name="T61">;</text:span><text:span text:style-name="T62"><text:line-break/></text:span><text:span text:style-name="T63"><text:line-break/></text:span><text:span text:style-name="T64">let</text:span><text:span text:style-name="T65"> total = </text:span><text:span text:style-name="T66">`Total: ${(price * (1 + VAT)).toFixed(2)}`</text:span><text:span text:style-name="T67">;</text:span></text:p>
      <text:p text:style-name="Textbody"><text:s/></text:p>
      <text:p text:style-name="Textbody">La sustitución automática de<text:s/>expresiones por valores reales se denomina interpolación de cadenas .</text:p>
      <text:p text:style-name="HorizontalLine"/>
      <text:h text:style-name="P68" text:outline-level="2"><text:span text:style-name="T69">Template Strings en</text:span><text:s/>HTML</text:h>
      <text:h text:style-name="P70" text:outline-level="3">Ejemplo</text:h>
      <text:p text:style-name="Textbody"><text:span text:style-name="T71">let</text:span><text:span text:style-name="T72"> header = </text:span><text:span text:style-name="T73">"Template Strings"</text:span><text:span text:style-name="T74">;</text:span><text:span text:style-name="T75"><text:line-break/></text:span><text:span text:style-name="T76">let</text:span><text:span text:style-name="T77"> tags = [</text:span><text:span text:style-name="T78">"template strings"</text:span><text:span text:style-name="T79">, </text:span><text:span text:style-name="T80">"javascript"</text:span><text:span text:style-name="T81">, </text:span><text:span text:style-name="T82">"es6"</text:span><text:span text:style-name="T83">];</text:span><text:span text:style-name="T84"><text:line-break/></text:span><text:span text:style-name="T85"><text:line-break/></text:span><text:span text:style-name="T86">let</text:span><text:span text:style-name="T87"> html = </text:span><text:span text:style-name="T88">`&lt;h2&gt;${header}&lt;/h2&gt;&lt;ul&gt;`</text:span><text:span text:style-name="T89">;</text:span><text:span text:style-name="T90"><text:line-break/></text:span><text:span text:style-name="T91">for</text:span><text:span text:style-name="T92"> (</text:span><text:span text:style-name="T93">const</text:span><text:span text:style-name="T94"> x of tags) {</text:span><text:span text:style-name="T95"><text:line-break/></text:span><text:span text:style-name="T96">  html += </text:span><text:span text:style-name="T97">`&lt;</text:span><text:span text:style-name="T98">li&gt;${x}&lt;/li&gt;`</text:span><text:span text:style-name="T99">;</text:span><text:span text:style-name="T100"><text:line-break/></text:span><text:span text:style-name="T101">}</text:span><text:span text:style-name="T102"><text:line-break/></text:span><text:span text:style-name="T103"><text:line-break/></text:span><text:span text:style-name="T104">html += </text:span><text:span text:style-name="T105">`&lt;/ul&gt;`</text:span><text:span text:style-name="T106">;</text:span></text:p>
      <text:p text:style-name="Textbody"><text:s/></text:p>
      <text:p text:style-name="HorizontalLine"/>
      <text:h text:style-name="P107" text:outline-level="2">Soporte del navegador</text:h>
      <text:p text:style-name="Textbody"><text:span text:style-name="SourceText">Template Strings<text:s/></text:span>es una <text:a xlink:href="https://www.w3schools.com/js/js_es6.asp" office:target-frame-name="_top" xlink:show="replace">característica de ES6</text:a> (JavaScript 2015).</text:p>
      <text:soft-page-break/>
      <text:p text:style-name="Textbody">ES6 es totalmente compatible con todos los navegadores modernos desde<text:s/>junio de 2017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umno-mañana</dc:creator>
    <meta:creation-date>2024-03-14T18:01:00Z</meta:creation-date>
    <dc:date>2024-03-21T07:46:00Z</dc:date>
    <meta:template xlink:href="Normal" xlink:type="simple"/>
    <meta:editing-cycles>3</meta:editing-cycles>
    <meta:editing-duration>PT180S</meta:editing-duration>
    <meta:document-statistic meta:page-count="3" meta:paragraph-count="3" meta:word-count="264" meta:character-count="1716" meta:row-count="12" meta:non-whitespace-character-count="1455"/>
  </office:meta>
</office:document-meta>
</file>